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1.4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</style:style>
    <style:style style:name="ce1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28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29" style:family="table-cell" style:parent-style-name="Default">
      <style:table-cell-properties fo:border-bottom="none" fo:background-color="#ffff00" fo:border-left="0.06pt solid #000000" fo:border-right="0.06pt solid #000000" fo:border-top="0.06pt solid #000000"/>
    </style:style>
    <style:style style:name="ce30" style:family="table-cell" style:parent-style-name="Default">
      <style:table-cell-properties fo:border-bottom="none" fo:background-color="transparent" fo:border-left="0.06pt solid #000000" fo:border-right="0.06pt solid #000000" fo:border-top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7"/>
        <table:table-column table:style-name="co2" table:default-cell-style-name="ce7"/>
        <table:table-column table:style-name="co3" table:default-cell-style-name="ce7"/>
        <table:table-column table:style-name="co1" table:default-cell-style-name="ce7"/>
        <table:table-row table:style-name="ro1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Variation</text:p>
          </table:table-cell>
          <table:table-cell table:style-name="ce1" office:value-type="string" calcext:value-type="string">
            <text:p>Acc global</text:p>
          </table:table-cell>
          <table:table-cell table:style-name="Default" office:value-type="string" calcext:value-type="string">
            <text:p>increase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5">
            <text:p>ML Recto</text:p>
          </table:table-cell>
          <table:table-cell table:style-name="ce6" office:value-type="string" calcext:value-type="string">
            <text:p>linear_auto</text:p>
          </table:table-cell>
          <table:table-cell table:style-name="ce9" office:value-type="string" calcext:value-type="string">
            <text:p>0.7656886715566422</text:p>
          </table:table-cell>
          <table:table-cell table:style-name="ce9"/>
        </table:table-row>
        <table:table-row table:style-name="ro1">
          <table:covered-table-cell table:style-name="ce3"/>
          <table:table-cell office:value-type="string" calcext:value-type="string">
            <text:p>linear_none</text:p>
          </table:table-cell>
          <table:table-cell table:style-name="ce21" office:value-type="string" calcext:value-type="string">
            <text:p>0.8141809290953546</text:p>
          </table:table-cell>
          <table:table-cell table:style-name="ce10"/>
        </table:table-row>
        <table:table-row table:style-name="ro1">
          <table:covered-table-cell table:style-name="ce3"/>
          <table:table-cell office:value-type="string" calcext:value-type="string">
            <text:p>quatra</text:p>
          </table:table-cell>
          <table:table-cell table:style-name="ce10" office:value-type="string" calcext:value-type="string">
            <text:p>0.7642624286878565</text:p>
          </table:table-cell>
          <table:table-cell table:style-name="ce10"/>
        </table:table-row>
        <table:table-row table:style-name="ro1">
          <table:covered-table-cell table:style-name="ce3"/>
          <table:table-cell office:value-type="string" calcext:value-type="string">
            <text:p>svc</text:p>
          </table:table-cell>
          <table:table-cell table:style-name="ce10" office:value-type="string" calcext:value-type="string">
            <text:p>0.5931132844335778</text:p>
          </table:table-cell>
          <table:table-cell table:style-name="ce10"/>
        </table:table-row>
        <table:table-row table:style-name="ro1">
          <table:covered-table-cell table:style-name="ce4"/>
          <table:table-cell table:style-name="ce8" office:value-type="string" calcext:value-type="string">
            <text:p>dtree</text:p>
          </table:table-cell>
          <table:table-cell table:style-name="ce11" office:value-type="string" calcext:value-type="string">
            <text:p>0.6792991035044825</text:p>
          </table:table-cell>
          <table:table-cell table:style-name="ce11"/>
        </table:table-row>
        <table:table-row table:style-name="ro1">
          <table:table-cell table:style-name="ce16" office:value-type="string" calcext:value-type="string" table:number-columns-spanned="1" table:number-rows-spanned="5">
            <text:p>ML</text:p>
            <text:p>RectoVerso</text:p>
          </table:table-cell>
          <table:table-cell table:style-name="ce6" office:value-type="string" calcext:value-type="string">
            <text:p>linear_auto</text:p>
          </table:table-cell>
          <table:table-cell table:style-name="ce6" office:value-type="string" calcext:value-type="string">
            <text:p>0.839038304808476</text:p>
          </table:table-cell>
          <table:table-cell table:style-name="ce29" table:formula="of:=[.C7]-[.C2]" office:value-type="float" office:value="0.0733496332518339" calcext:value-type="float">
            <text:p>0.073349633251834</text:p>
          </table:table-cell>
        </table:table-row>
        <table:table-row table:style-name="ro1">
          <table:covered-table-cell/>
          <table:table-cell office:value-type="string" calcext:value-type="string">
            <text:p>linear_none</text:p>
          </table:table-cell>
          <table:table-cell table:style-name="ce28" office:value-type="string" calcext:value-type="string">
            <text:p>0.8685819070904646</text:p>
          </table:table-cell>
          <table:table-cell table:style-name="ce6" table:formula="of:=[.C8]-[.C3]" office:value-type="float" office:value="0.05440097799511" calcext:value-type="float">
            <text:p>0.05440097799511</text:p>
          </table:table-cell>
        </table:table-row>
        <table:table-row table:style-name="ro1">
          <table:covered-table-cell/>
          <table:table-cell office:value-type="string" calcext:value-type="string">
            <text:p>quatra</text:p>
          </table:table-cell>
          <table:table-cell office:value-type="string" calcext:value-type="string">
            <text:p>0.8025672371638142</text:p>
          </table:table-cell>
          <table:table-cell table:style-name="ce6" table:formula="of:=[.C9]-[.C4]" office:value-type="float" office:value="0.0383048084759577" calcext:value-type="float">
            <text:p>0.038304808475958</text:p>
          </table:table-cell>
        </table:table-row>
        <table:table-row table:style-name="ro1">
          <table:covered-table-cell/>
          <table:table-cell office:value-type="string" calcext:value-type="string">
            <text:p>svc</text:p>
          </table:table-cell>
          <table:table-cell office:value-type="string" calcext:value-type="string">
            <text:p>0.628361858190709</text:p>
          </table:table-cell>
          <table:table-cell table:style-name="ce6" table:formula="of:=[.C10]-[.C5]" office:value-type="float" office:value="0.0352485737571312" calcext:value-type="float">
            <text:p>0.035248573757131</text:p>
          </table:table-cell>
        </table:table-row>
        <table:table-row table:style-name="ro1">
          <table:covered-table-cell table:style-name="ce18"/>
          <table:table-cell table:style-name="ce8" office:value-type="string" calcext:value-type="string">
            <text:p>dtree</text:p>
          </table:table-cell>
          <table:table-cell table:style-name="ce8" office:value-type="string" calcext:value-type="string">
            <text:p>0.7292176039119804</text:p>
          </table:table-cell>
          <table:table-cell table:style-name="ce1" table:formula="of:=[.C11]-[.C6]" office:value-type="float" office:value="0.0499185004074979" calcext:value-type="float">
            <text:p>0.049918500407498</text:p>
          </table:table-cell>
        </table:table-row>
        <table:table-row table:style-name="ro1">
          <table:table-cell table:style-name="ce16" office:value-type="string" calcext:value-type="string" table:number-columns-spanned="1" table:number-rows-spanned="5">
            <text:p>DL Recto</text:p>
          </table:table-cell>
          <table:table-cell table:style-name="ce6" office:value-type="string" calcext:value-type="string">
            <text:p>B3</text:p>
          </table:table-cell>
          <table:table-cell table:style-name="ce29" office:value-type="float" office:value="0.851610273134937" calcext:value-type="float">
            <text:p>0.851610273134937</text:p>
          </table:table-cell>
          <table:table-cell table:style-name="ce6"/>
        </table:table-row>
        <table:table-row table:style-name="ro1">
          <table:covered-table-cell/>
          <table:table-cell office:value-type="string" calcext:value-type="string">
            <text:p>B4</text:p>
          </table:table-cell>
          <table:table-cell office:value-type="float" office:value="0.842233999184672" calcext:value-type="float">
            <text:p>0.842233999184672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5</text:p>
          </table:table-cell>
          <table:table-cell office:value-type="float" office:value="0.836934366082348" calcext:value-type="float">
            <text:p>0.836934366082348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6</text:p>
          </table:table-cell>
          <table:table-cell office:value-type="float" office:value="0.834080717488789" calcext:value-type="float">
            <text:p>0.834080717488789</text:p>
          </table:table-cell>
          <table:table-cell/>
        </table:table-row>
        <table:table-row table:style-name="ro1">
          <table:covered-table-cell table:style-name="ce18"/>
          <table:table-cell table:style-name="ce8" office:value-type="string" calcext:value-type="string">
            <text:p>VGG16</text:p>
          </table:table-cell>
          <table:table-cell table:style-name="ce8" office:value-type="float" office:value="0.778230737871994" calcext:value-type="float">
            <text:p>0.778230737871994</text:p>
          </table:table-cell>
          <table:table-cell table:style-name="ce8"/>
        </table:table-row>
        <table:table-row table:style-name="ro1">
          <table:table-cell table:style-name="ce16" office:value-type="string" calcext:value-type="string" table:number-columns-spanned="1" table:number-rows-spanned="25">
            <text:p>DL</text:p>
            <text:p>RectoVerso</text:p>
          </table:table-cell>
          <table:table-cell table:style-name="ce6" office:value-type="string" calcext:value-type="string">
            <text:p>B3-B3</text:p>
          </table:table-cell>
          <table:table-cell table:style-name="ce29" office:value-type="float" office:value="0.899714635140644" calcext:value-type="float">
            <text:p>0.899714635140644</text:p>
          </table:table-cell>
          <table:table-cell table:style-name="ce29" table:formula="of:=([.C17]-[.C$12])" office:value-type="float" office:value="0.0481043620057073" calcext:value-type="float">
            <text:p>0.048104362005707</text:p>
          </table:table-cell>
        </table:table-row>
        <table:table-row table:style-name="ro1">
          <table:covered-table-cell/>
          <table:table-cell office:value-type="string" calcext:value-type="string">
            <text:p>B3-B4</text:p>
          </table:table-cell>
          <table:table-cell office:value-type="float" office:value="0.356298410110069" calcext:value-type="float">
            <text:p>0.356298410110069</text:p>
          </table:table-cell>
          <table:table-cell table:formula="of:=([.C18]-[.C$12])" office:value-type="float" office:value="-0.495311863024867" calcext:value-type="float">
            <text:p>-0.495311863024867</text:p>
          </table:table-cell>
        </table:table-row>
        <table:table-row table:style-name="ro1">
          <table:covered-table-cell/>
          <table:table-cell office:value-type="string" calcext:value-type="string">
            <text:p>B3-B5</text:p>
          </table:table-cell>
          <table:table-cell office:value-type="float" office:value="0.357929066449246" calcext:value-type="float">
            <text:p>0.357929066449246</text:p>
          </table:table-cell>
          <table:table-cell table:formula="of:=([.C19]-[.C$12])" office:value-type="float" office:value="-0.493681206685691" calcext:value-type="float">
            <text:p>-0.493681206685691</text:p>
          </table:table-cell>
        </table:table-row>
        <table:table-row table:style-name="ro1">
          <table:covered-table-cell/>
          <table:table-cell office:value-type="string" calcext:value-type="string">
            <text:p>B3-B6</text:p>
          </table:table-cell>
          <table:table-cell office:value-type="float" office:value="0.412556053811659" calcext:value-type="float">
            <text:p>0.412556053811659</text:p>
          </table:table-cell>
          <table:table-cell table:formula="of:=([.C20]-[.C$12])" office:value-type="float" office:value="-0.439054219323278" calcext:value-type="float">
            <text:p>-0.439054219323278</text:p>
          </table:table-cell>
        </table:table-row>
        <table:table-row table:style-name="ro1">
          <table:covered-table-cell/>
          <table:table-cell office:value-type="string" calcext:value-type="string">
            <text:p>B3-VGG16</text:p>
          </table:table-cell>
          <table:table-cell office:value-type="float" office:value="0.278026905829596" calcext:value-type="float">
            <text:p>0.278026905829596</text:p>
          </table:table-cell>
          <table:table-cell table:formula="of:=([.C21]-[.C$12])" office:value-type="float" office:value="-0.57358336730534" calcext:value-type="float">
            <text:p>-0.57358336730534</text:p>
          </table:table-cell>
        </table:table-row>
        <table:table-row table:style-name="ro1">
          <table:covered-table-cell/>
          <table:table-cell office:value-type="string" calcext:value-type="string">
            <text:p>B4-B3</text:p>
          </table:table-cell>
          <table:table-cell office:value-type="float" office:value="0.29514879739095" calcext:value-type="float">
            <text:p>0.29514879739095</text:p>
          </table:table-cell>
          <table:table-cell table:formula="of:=([.C22]-[.C$13])" office:value-type="float" office:value="-0.547085201793722" calcext:value-type="float">
            <text:p>-0.547085201793722</text:p>
          </table:table-cell>
        </table:table-row>
        <table:table-row table:style-name="ro1">
          <table:covered-table-cell/>
          <table:table-cell office:value-type="string" calcext:value-type="string">
            <text:p>B4-B4</text:p>
          </table:table-cell>
          <table:table-cell office:value-type="float" office:value="0.348552792498981" calcext:value-type="float">
            <text:p>0.348552792498981</text:p>
          </table:table-cell>
          <table:table-cell table:formula="of:=([.C23]-[.C$13])" office:value-type="float" office:value="-0.493681206685691" calcext:value-type="float">
            <text:p>-0.493681206685691</text:p>
          </table:table-cell>
        </table:table-row>
        <table:table-row table:style-name="ro1">
          <table:covered-table-cell/>
          <table:table-cell office:value-type="string" calcext:value-type="string">
            <text:p>B4-B5</text:p>
          </table:table-cell>
          <table:table-cell office:value-type="float" office:value="0.314309009376274" calcext:value-type="float">
            <text:p>0.314309009376274</text:p>
          </table:table-cell>
          <table:table-cell table:formula="of:=([.C24]-[.C$13])" office:value-type="float" office:value="-0.527924989808398" calcext:value-type="float">
            <text:p>-0.527924989808398</text:p>
          </table:table-cell>
        </table:table-row>
        <table:table-row table:style-name="ro1">
          <table:covered-table-cell/>
          <table:table-cell office:value-type="string" calcext:value-type="string">
            <text:p>B4-B6</text:p>
          </table:table-cell>
          <table:table-cell office:value-type="float" office:value="0.312678353037097" calcext:value-type="float">
            <text:p>0.312678353037097</text:p>
          </table:table-cell>
          <table:table-cell table:formula="of:=([.C25]-[.C$13])" office:value-type="float" office:value="-0.529555646147574" calcext:value-type="float">
            <text:p>-0.529555646147574</text:p>
          </table:table-cell>
        </table:table-row>
        <table:table-row table:style-name="ro1">
          <table:covered-table-cell/>
          <table:table-cell office:value-type="string" calcext:value-type="string">
            <text:p>B4-VGG16</text:p>
          </table:table-cell>
          <table:table-cell office:value-type="float" office:value="0.2152466367713" calcext:value-type="float">
            <text:p>0.2152466367713</text:p>
          </table:table-cell>
          <table:table-cell table:formula="of:=([.C26]-[.C$13])" office:value-type="float" office:value="-0.626987362413371" calcext:value-type="float">
            <text:p>-0.626987362413371</text:p>
          </table:table-cell>
        </table:table-row>
        <table:table-row table:style-name="ro1">
          <table:covered-table-cell/>
          <table:table-cell office:value-type="string" calcext:value-type="string">
            <text:p>B5-B3</text:p>
          </table:table-cell>
          <table:table-cell office:value-type="float" office:value="0.322462291072157" calcext:value-type="float">
            <text:p>0.322462291072157</text:p>
          </table:table-cell>
          <table:table-cell table:formula="of:=([.C27]-[.C$14])" office:value-type="float" office:value="-0.514472075010192" calcext:value-type="float">
            <text:p>-0.514472075010192</text:p>
          </table:table-cell>
        </table:table-row>
        <table:table-row table:style-name="ro1">
          <table:covered-table-cell/>
          <table:table-cell office:value-type="string" calcext:value-type="string">
            <text:p>B5-B4</text:p>
          </table:table-cell>
          <table:table-cell office:value-type="float" office:value="0.33958418263351" calcext:value-type="float">
            <text:p>0.33958418263351</text:p>
          </table:table-cell>
          <table:table-cell table:formula="of:=([.C28]-[.C$14])" office:value-type="float" office:value="-0.497350183448838" calcext:value-type="float">
            <text:p>-0.497350183448838</text:p>
          </table:table-cell>
        </table:table-row>
        <table:table-row table:style-name="ro1">
          <table:covered-table-cell/>
          <table:table-cell office:value-type="string" calcext:value-type="string">
            <text:p>B5-B5</text:p>
          </table:table-cell>
          <table:table-cell office:value-type="float" office:value="0.309417040358744" calcext:value-type="float">
            <text:p>0.309417040358744</text:p>
          </table:table-cell>
          <table:table-cell table:formula="of:=([.C29]-[.C$14])" office:value-type="float" office:value="-0.527517325723604" calcext:value-type="float">
            <text:p>-0.527517325723604</text:p>
          </table:table-cell>
        </table:table-row>
        <table:table-row table:style-name="ro1">
          <table:covered-table-cell/>
          <table:table-cell office:value-type="string" calcext:value-type="string">
            <text:p>B5-B6</text:p>
          </table:table-cell>
          <table:table-cell office:value-type="float" office:value="0.353852425601305" calcext:value-type="float">
            <text:p>0.353852425601305</text:p>
          </table:table-cell>
          <table:table-cell table:formula="of:=([.C30]-[.C$14])" office:value-type="float" office:value="-0.483081940481044" calcext:value-type="float">
            <text:p>-0.483081940481044</text:p>
          </table:table-cell>
        </table:table-row>
        <table:table-row table:style-name="ro1">
          <table:covered-table-cell/>
          <table:table-cell office:value-type="string" calcext:value-type="string">
            <text:p>B5-VGG16</text:p>
          </table:table-cell>
          <table:table-cell office:value-type="float" office:value="0.231145536078271" calcext:value-type="float">
            <text:p>0.231145536078271</text:p>
          </table:table-cell>
          <table:table-cell table:formula="of:=([.C31]-[.C$14])" office:value-type="float" office:value="-0.605788830004077" calcext:value-type="float">
            <text:p>-0.605788830004077</text:p>
          </table:table-cell>
        </table:table-row>
        <table:table-row table:style-name="ro1">
          <table:covered-table-cell/>
          <table:table-cell office:value-type="string" calcext:value-type="string">
            <text:p>B6-B3</text:p>
          </table:table-cell>
          <table:table-cell office:value-type="float" office:value="0.336730534039951" calcext:value-type="float">
            <text:p>0.336730534039951</text:p>
          </table:table-cell>
          <table:table-cell table:formula="of:=([.C32]-[.C$15])" office:value-type="float" office:value="-0.497350183448838" calcext:value-type="float">
            <text:p>-0.497350183448838</text:p>
          </table:table-cell>
        </table:table-row>
        <table:table-row table:style-name="ro1">
          <table:covered-table-cell/>
          <table:table-cell office:value-type="string" calcext:value-type="string">
            <text:p>B6-B4</text:p>
          </table:table-cell>
          <table:table-cell office:value-type="float" office:value="0.301263758662862" calcext:value-type="float">
            <text:p>0.301263758662862</text:p>
          </table:table-cell>
          <table:table-cell table:formula="of:=([.C33]-[.C$15])" office:value-type="float" office:value="-0.532816958825927" calcext:value-type="float">
            <text:p>-0.532816958825927</text:p>
          </table:table-cell>
        </table:table-row>
        <table:table-row table:style-name="ro1">
          <table:covered-table-cell/>
          <table:table-cell office:value-type="string" calcext:value-type="string">
            <text:p>B6-B5</text:p>
          </table:table-cell>
          <table:table-cell office:value-type="float" office:value="0.346922136159804" calcext:value-type="float">
            <text:p>0.346922136159804</text:p>
          </table:table-cell>
          <table:table-cell table:formula="of:=([.C34]-[.C$15])" office:value-type="float" office:value="-0.487158581328985" calcext:value-type="float">
            <text:p>-0.487158581328985</text:p>
          </table:table-cell>
        </table:table-row>
        <table:table-row table:style-name="ro1">
          <table:covered-table-cell/>
          <table:table-cell office:value-type="string" calcext:value-type="string">
            <text:p>B6-B6</text:p>
          </table:table-cell>
          <table:table-cell office:value-type="float" office:value="0.293518141051773" calcext:value-type="float">
            <text:p>0.293518141051773</text:p>
          </table:table-cell>
          <table:table-cell table:formula="of:=([.C35]-[.C$15])" office:value-type="float" office:value="-0.540562576437016" calcext:value-type="float">
            <text:p>-0.540562576437016</text:p>
          </table:table-cell>
        </table:table-row>
        <table:table-row table:style-name="ro1">
          <table:covered-table-cell/>
          <table:table-cell office:value-type="string" calcext:value-type="string">
            <text:p>B6-VGG16</text:p>
          </table:table-cell>
          <table:table-cell office:value-type="float" office:value="0.204239706481859" calcext:value-type="float">
            <text:p>0.204239706481859</text:p>
          </table:table-cell>
          <table:table-cell table:formula="of:=([.C36]-[.C$15])" office:value-type="float" office:value="-0.62984101100693" calcext:value-type="float">
            <text:p>-0.62984101100693</text:p>
          </table:table-cell>
        </table:table-row>
        <table:table-row table:style-name="ro1">
          <table:covered-table-cell/>
          <table:table-cell office:value-type="string" calcext:value-type="string">
            <text:p><text:span text:style-name="T1">VGG16</text:span>-B3</text:p>
          </table:table-cell>
          <table:table-cell office:value-type="float" office:value="0.257236037505096" calcext:value-type="float">
            <text:p>0.257236037505096</text:p>
          </table:table-cell>
          <table:table-cell table:formula="of:=([.C37]-[.C$16])" office:value-type="float" office:value="-0.520994700366898" calcext:value-type="float">
            <text:p>-0.520994700366898</text:p>
          </table:table-cell>
        </table:table-row>
        <table:table-row table:style-name="ro1">
          <table:covered-table-cell/>
          <table:table-cell office:value-type="string" calcext:value-type="string">
            <text:p><text:span text:style-name="T1">VGG16</text:span>-B4</text:p>
          </table:table-cell>
          <table:table-cell office:value-type="float" office:value="0.262943334692214" calcext:value-type="float">
            <text:p>0.262943334692214</text:p>
          </table:table-cell>
          <table:table-cell table:formula="of:=([.C38]-[.C$16])" office:value-type="float" office:value="-0.51528740317978" calcext:value-type="float">
            <text:p>-0.51528740317978</text:p>
          </table:table-cell>
        </table:table-row>
        <table:table-row table:style-name="ro1">
          <table:covered-table-cell/>
          <table:table-cell office:value-type="string" calcext:value-type="string">
            <text:p><text:span text:style-name="T1">VGG16</text:span>-B5</text:p>
          </table:table-cell>
          <table:table-cell office:value-type="float" office:value="0.240929474113331" calcext:value-type="float">
            <text:p>0.240929474113331</text:p>
          </table:table-cell>
          <table:table-cell table:formula="of:=([.C39]-[.C$16])" office:value-type="float" office:value="-0.537301263758663" calcext:value-type="float">
            <text:p>-0.537301263758663</text:p>
          </table:table-cell>
        </table:table-row>
        <table:table-row table:style-name="ro1">
          <table:covered-table-cell/>
          <table:table-cell office:value-type="string" calcext:value-type="string">
            <text:p><text:span text:style-name="T1">VGG16</text:span>-B6</text:p>
          </table:table-cell>
          <table:table-cell office:value-type="float" office:value="0.271911944557685" calcext:value-type="float">
            <text:p>0.271911944557685</text:p>
          </table:table-cell>
          <table:table-cell table:formula="of:=([.C40]-[.C$16])" office:value-type="float" office:value="-0.506318793314309" calcext:value-type="float">
            <text:p>-0.506318793314309</text:p>
          </table:table-cell>
        </table:table-row>
        <table:table-row table:style-name="ro1">
          <table:covered-table-cell table:style-name="ce18"/>
          <table:table-cell table:style-name="ce8" office:value-type="string" calcext:value-type="string">
            <text:p><text:span text:style-name="T1">VGG16</text:span>-VGG16</text:p>
          </table:table-cell>
          <table:table-cell table:style-name="ce8" office:value-type="float" office:value="0.237260497350183" calcext:value-type="float">
            <text:p>0.237260497350183</text:p>
          </table:table-cell>
          <table:table-cell table:style-name="ce8" table:formula="of:=([.C41]-[.C$16])" office:value-type="float" office:value="-0.54097024052181" calcext:value-type="float">
            <text:p>-0.54097024052181</text:p>
          </table:table-cell>
        </table:table-row>
        <table:table-row table:style-name="ro1">
          <table:table-cell table:style-name="ce16" office:value-type="string" calcext:value-type="string" table:number-columns-spanned="1" table:number-rows-spanned="25">
            <text:p>DL</text:p>
            <text:p>Stacking</text:p>
          </table:table-cell>
          <table:table-cell table:style-name="ce6" office:value-type="string" calcext:value-type="string">
            <text:p>B3-B3</text:p>
          </table:table-cell>
          <table:table-cell table:style-name="ce29" office:value-type="float" office:value="0.900977995110024" calcext:value-type="float">
            <text:p>0.900977995110024</text:p>
          </table:table-cell>
          <table:table-cell table:style-name="ce30" table:formula="of:=([.C42]-[.C$12])" office:value-type="float" office:value="0.0493677219750877" calcext:value-type="float">
            <text:p>0.049367721975088</text:p>
          </table:table-cell>
        </table:table-row>
        <table:table-row table:style-name="ro1">
          <table:covered-table-cell/>
          <table:table-cell office:value-type="string" calcext:value-type="string">
            <text:p>B3-B4</text:p>
          </table:table-cell>
          <table:table-cell office:value-type="float" office:value="0.897718011409943" calcext:value-type="float">
            <text:p>0.897718011409943</text:p>
          </table:table-cell>
          <table:table-cell table:formula="of:=([.C43]-[.C$12])" office:value-type="float" office:value="0.0461077382750061" calcext:value-type="float">
            <text:p>0.046107738275006</text:p>
          </table:table-cell>
        </table:table-row>
        <table:table-row table:style-name="ro1">
          <table:covered-table-cell/>
          <table:table-cell office:value-type="string" calcext:value-type="string">
            <text:p>B3-B5</text:p>
          </table:table-cell>
          <table:table-cell office:value-type="float" office:value="0.900842162455854" calcext:value-type="float">
            <text:p>0.900842162455854</text:p>
          </table:table-cell>
          <table:table-cell table:formula="of:=([.C44]-[.C$12])" office:value-type="float" office:value="0.0492318893209176" calcext:value-type="float">
            <text:p>0.049231889320918</text:p>
          </table:table-cell>
        </table:table-row>
        <table:table-row table:style-name="ro1">
          <table:covered-table-cell/>
          <table:table-cell office:value-type="string" calcext:value-type="string">
            <text:p>B3-B6</text:p>
          </table:table-cell>
          <table:table-cell office:value-type="float" office:value="0.899619668568324" calcext:value-type="float">
            <text:p>0.899619668568324</text:p>
          </table:table-cell>
          <table:table-cell table:formula="of:=([.C45]-[.C$12])" office:value-type="float" office:value="0.0480093954333871" calcext:value-type="float">
            <text:p>0.048009395433387</text:p>
          </table:table-cell>
        </table:table-row>
        <table:table-row table:style-name="ro1">
          <table:covered-table-cell/>
          <table:table-cell office:value-type="string" calcext:value-type="string">
            <text:p>B3-VGG16</text:p>
          </table:table-cell>
          <table:table-cell office:value-type="float" office:value="0.8920130399348" calcext:value-type="float">
            <text:p>0.8920130399348</text:p>
          </table:table-cell>
          <table:table-cell table:formula="of:=([.C46]-[.C$12])" office:value-type="float" office:value="0.0404027667998635" calcext:value-type="float">
            <text:p>0.040402766799864</text:p>
          </table:table-cell>
        </table:table-row>
        <table:table-row table:style-name="ro1">
          <table:covered-table-cell/>
          <table:table-cell office:value-type="string" calcext:value-type="string">
            <text:p>B4-B3</text:p>
          </table:table-cell>
          <table:table-cell office:value-type="float" office:value="0.898533007334963" calcext:value-type="float">
            <text:p>0.898533007334963</text:p>
          </table:table-cell>
          <table:table-cell table:formula="of:=([.C47]-[.C$13])" office:value-type="float" office:value="0.0562990081502915" calcext:value-type="float">
            <text:p>0.056299008150292</text:p>
          </table:table-cell>
        </table:table-row>
        <table:table-row table:style-name="ro1">
          <table:covered-table-cell/>
          <table:table-cell office:value-type="string" calcext:value-type="string">
            <text:p>B4-B4</text:p>
          </table:table-cell>
          <table:table-cell office:value-type="float" office:value="0.888888888888889" calcext:value-type="float">
            <text:p>0.888888888888889</text:p>
          </table:table-cell>
          <table:table-cell table:formula="of:=([.C48]-[.C$13])" office:value-type="float" office:value="0.0466548897042169" calcext:value-type="float">
            <text:p>0.046654889704217</text:p>
          </table:table-cell>
        </table:table-row>
        <table:table-row table:style-name="ro1">
          <table:covered-table-cell/>
          <table:table-cell office:value-type="string" calcext:value-type="string">
            <text:p>B4-B5</text:p>
          </table:table-cell>
          <table:table-cell office:value-type="float" office:value="0.895408856289052" calcext:value-type="float">
            <text:p>0.895408856289052</text:p>
          </table:table-cell>
          <table:table-cell table:formula="of:=([.C49]-[.C$13])" office:value-type="float" office:value="0.0531748571043801" calcext:value-type="float">
            <text:p>0.05317485710438</text:p>
          </table:table-cell>
        </table:table-row>
        <table:table-row table:style-name="ro1">
          <table:covered-table-cell/>
          <table:table-cell office:value-type="string" calcext:value-type="string">
            <text:p>B4-B6</text:p>
          </table:table-cell>
          <table:table-cell office:value-type="float" office:value="0.895001358326542" calcext:value-type="float">
            <text:p>0.895001358326542</text:p>
          </table:table-cell>
          <table:table-cell table:formula="of:=([.C50]-[.C$13])" office:value-type="float" office:value="0.0527673591418699" calcext:value-type="float">
            <text:p>0.05276735914187</text:p>
          </table:table-cell>
        </table:table-row>
        <table:table-row table:style-name="ro1">
          <table:covered-table-cell/>
          <table:table-cell office:value-type="string" calcext:value-type="string">
            <text:p>B4-VGG16</text:p>
          </table:table-cell>
          <table:table-cell office:value-type="float" office:value="0.884134745992937" calcext:value-type="float">
            <text:p>0.884134745992937</text:p>
          </table:table-cell>
          <table:table-cell table:formula="of:=([.C51]-[.C$13])" office:value-type="float" office:value="0.0419007468082649" calcext:value-type="float">
            <text:p>0.041900746808265</text:p>
          </table:table-cell>
        </table:table-row>
        <table:table-row table:style-name="ro1">
          <table:covered-table-cell/>
          <table:table-cell office:value-type="string" calcext:value-type="string">
            <text:p>B5-B3</text:p>
          </table:table-cell>
          <table:table-cell office:value-type="float" office:value="0.899891333876664" calcext:value-type="float">
            <text:p>0.899891333876664</text:p>
          </table:table-cell>
          <table:table-cell table:formula="of:=([.C52]-[.C$14])" office:value-type="float" office:value="0.0629569677943159" calcext:value-type="float">
            <text:p>0.062956967794316</text:p>
          </table:table-cell>
        </table:table-row>
        <table:table-row table:style-name="ro1">
          <table:covered-table-cell/>
          <table:table-cell office:value-type="string" calcext:value-type="string">
            <text:p>B5-B4</text:p>
          </table:table-cell>
          <table:table-cell office:value-type="float" office:value="0.892692203205651" calcext:value-type="float">
            <text:p>0.892692203205651</text:p>
          </table:table-cell>
          <table:table-cell table:formula="of:=([.C53]-[.C$14])" office:value-type="float" office:value="0.0557578371233025" calcext:value-type="float">
            <text:p>0.055757837123303</text:p>
          </table:table-cell>
        </table:table-row>
        <table:table-row table:style-name="ro1">
          <table:covered-table-cell/>
          <table:table-cell office:value-type="string" calcext:value-type="string">
            <text:p>B5-B5</text:p>
          </table:table-cell>
          <table:table-cell office:value-type="float" office:value="0.895273023634882" calcext:value-type="float">
            <text:p>0.895273023634882</text:p>
          </table:table-cell>
          <table:table-cell table:formula="of:=([.C54]-[.C$14])" office:value-type="float" office:value="0.0583386575525336" calcext:value-type="float">
            <text:p>0.058338657552534</text:p>
          </table:table-cell>
        </table:table-row>
        <table:table-row table:style-name="ro1">
          <table:covered-table-cell/>
          <table:table-cell office:value-type="string" calcext:value-type="string">
            <text:p>B5-B6</text:p>
          </table:table-cell>
          <table:table-cell office:value-type="float" office:value="0.898397174680793" calcext:value-type="float">
            <text:p>0.898397174680793</text:p>
          </table:table-cell>
          <table:table-cell table:formula="of:=([.C55]-[.C$14])" office:value-type="float" office:value="0.0614628085984451" calcext:value-type="float">
            <text:p>0.061462808598445</text:p>
          </table:table-cell>
        </table:table-row>
        <table:table-row table:style-name="ro1">
          <table:covered-table-cell/>
          <table:table-cell office:value-type="string" calcext:value-type="string">
            <text:p>B5-VGG16</text:p>
          </table:table-cell>
          <table:table-cell office:value-type="float" office:value="0.884406411301277" calcext:value-type="float">
            <text:p>0.884406411301277</text:p>
          </table:table-cell>
          <table:table-cell table:formula="of:=([.C56]-[.C$14])" office:value-type="float" office:value="0.0474720452189286" calcext:value-type="float">
            <text:p>0.047472045218929</text:p>
          </table:table-cell>
        </table:table-row>
        <table:table-row table:style-name="ro1">
          <table:covered-table-cell/>
          <table:table-cell office:value-type="string" calcext:value-type="string">
            <text:p>B6-B3</text:p>
          </table:table-cell>
          <table:table-cell office:value-type="float" office:value="0.898397174680793" calcext:value-type="float">
            <text:p>0.898397174680793</text:p>
          </table:table-cell>
          <table:table-cell table:formula="of:=([.C57]-[.C$15])" office:value-type="float" office:value="0.0643164571920041" calcext:value-type="float">
            <text:p>0.064316457192004</text:p>
          </table:table-cell>
        </table:table-row>
        <table:table-row table:style-name="ro1">
          <table:covered-table-cell/>
          <table:table-cell office:value-type="string" calcext:value-type="string">
            <text:p>B6-B4</text:p>
          </table:table-cell>
          <table:table-cell office:value-type="float" office:value="0.900570497147514" calcext:value-type="float">
            <text:p>0.900570497147514</text:p>
          </table:table-cell>
          <table:table-cell table:formula="of:=([.C58]-[.C$15])" office:value-type="float" office:value="0.0664897796587249" calcext:value-type="float">
            <text:p>0.066489779658725</text:p>
          </table:table-cell>
        </table:table-row>
        <table:table-row table:style-name="ro1">
          <table:covered-table-cell/>
          <table:table-cell office:value-type="string" calcext:value-type="string">
            <text:p>B6-B5</text:p>
          </table:table-cell>
          <table:table-cell office:value-type="float" office:value="0.900162999185004" calcext:value-type="float">
            <text:p>0.900162999185004</text:p>
          </table:table-cell>
          <table:table-cell table:formula="of:=([.C59]-[.C$15])" office:value-type="float" office:value="0.0660822816962149" calcext:value-type="float">
            <text:p>0.066082281696215</text:p>
          </table:table-cell>
        </table:table-row>
        <table:table-row table:style-name="ro1">
          <table:covered-table-cell/>
          <table:table-cell office:value-type="string" calcext:value-type="string">
            <text:p>B6-B6</text:p>
          </table:table-cell>
          <table:table-cell office:value-type="float" office:value="0.897853844064113" calcext:value-type="float">
            <text:p>0.897853844064113</text:p>
          </table:table-cell>
          <table:table-cell table:formula="of:=([.C60]-[.C$15])" office:value-type="float" office:value="0.0637731265753239" calcext:value-type="float">
            <text:p>0.063773126575324</text:p>
          </table:table-cell>
        </table:table-row>
        <table:table-row table:style-name="ro1">
          <table:covered-table-cell/>
          <table:table-cell office:value-type="string" calcext:value-type="string">
            <text:p>B6-VGG16</text:p>
          </table:table-cell>
          <table:table-cell office:value-type="float" office:value="0.885221407226297" calcext:value-type="float">
            <text:p>0.885221407226297</text:p>
          </table:table-cell>
          <table:table-cell table:formula="of:=([.C61]-[.C$15])" office:value-type="float" office:value="0.051140689737508" calcext:value-type="float">
            <text:p>0.051140689737508</text:p>
          </table:table-cell>
        </table:table-row>
        <table:table-row table:style-name="ro1">
          <table:covered-table-cell/>
          <table:table-cell office:value-type="string" calcext:value-type="string">
            <text:p><text:span text:style-name="T1">VGG16</text:span>-B3</text:p>
          </table:table-cell>
          <table:table-cell office:value-type="float" office:value="0.886579733767998" calcext:value-type="float">
            <text:p>0.886579733767998</text:p>
          </table:table-cell>
          <table:table-cell table:formula="of:=([.C62]-[.C$16])" office:value-type="float" office:value="0.108348995896004" calcext:value-type="float">
            <text:p>0.108348995896004</text:p>
          </table:table-cell>
        </table:table-row>
        <table:table-row table:style-name="ro1">
          <table:covered-table-cell/>
          <table:table-cell office:value-type="string" calcext:value-type="string">
            <text:p><text:span text:style-name="T1">VGG16</text:span>-B4</text:p>
          </table:table-cell>
          <table:table-cell office:value-type="float" office:value="0.879108937788644" calcext:value-type="float">
            <text:p>0.879108937788644</text:p>
          </table:table-cell>
          <table:table-cell table:formula="of:=([.C63]-[.C$16])" office:value-type="float" office:value="0.100878199916651" calcext:value-type="float">
            <text:p>0.100878199916651</text:p>
          </table:table-cell>
        </table:table-row>
        <table:table-row table:style-name="ro1">
          <table:covered-table-cell/>
          <table:table-cell office:value-type="string" calcext:value-type="string">
            <text:p><text:span text:style-name="T1">VGG16</text:span>-B5</text:p>
          </table:table-cell>
          <table:table-cell office:value-type="float" office:value="0.886851399076338" calcext:value-type="float">
            <text:p>0.886851399076338</text:p>
          </table:table-cell>
          <table:table-cell table:style-name="ce28" table:formula="of:=([.C64]-[.C$16])" office:value-type="float" office:value="0.108620661204344" calcext:value-type="float">
            <text:p>0.108620661204344</text:p>
          </table:table-cell>
        </table:table-row>
        <table:table-row table:style-name="ro1">
          <table:covered-table-cell/>
          <table:table-cell office:value-type="string" calcext:value-type="string">
            <text:p><text:span text:style-name="T1">VGG16</text:span>-B6</text:p>
          </table:table-cell>
          <table:table-cell office:value-type="float" office:value="0.886172235805488" calcext:value-type="float">
            <text:p>0.886172235805488</text:p>
          </table:table-cell>
          <table:table-cell table:formula="of:=([.C65]-[.C$16])" office:value-type="float" office:value="0.107941497933494" calcext:value-type="float">
            <text:p>0.107941497933494</text:p>
          </table:table-cell>
        </table:table-row>
        <table:table-row table:style-name="ro1">
          <table:covered-table-cell table:style-name="ce18"/>
          <table:table-cell table:style-name="ce8" office:value-type="string" calcext:value-type="string">
            <text:p><text:span text:style-name="T1">VGG16</text:span>-VGG16</text:p>
          </table:table-cell>
          <table:table-cell table:style-name="ce8" office:value-type="float" office:value="0.860364031513176" calcext:value-type="float">
            <text:p>0.860364031513176</text:p>
          </table:table-cell>
          <table:table-cell table:style-name="ce8" table:formula="of:=([.C66]-[.C$16])" office:value-type="float" office:value="0.0821332936411823" calcext:value-type="float">
            <text:p>0.0821332936411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3:42:33.5547760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11:24:02.177537843</meta:creation-date>
    <dc:date>2022-01-10T14:44:12.675411440</dc:date>
    <meta:editing-duration>PT55M4S</meta:editing-duration>
    <meta:editing-cycles>9</meta:editing-cycles>
    <meta:generator>LibreOffice/6.4.7.2$Linux_X86_64 LibreOffice_project/40$Build-2</meta:generator>
    <meta:document-statistic meta:table-count="1" meta:cell-count="194" meta:object-count="0"/>
  </office:meta>
</office:document-meta>
</file>